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3ef89" officeooo:paragraph-rsid="0003ef89"/>
    </style:style>
    <style:style style:name="P2" style:family="paragraph" style:parent-style-name="Standard">
      <style:text-properties style:font-name="Calibri" fo:font-size="14pt" fo:font-weight="bold" officeooo:rsid="001ad395" officeooo:paragraph-rsid="0003ef8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fo:font-weight="bold" officeooo:rsid="000618cc" officeooo:paragraph-rsid="000618c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14pt" fo:font-weight="bold" officeooo:rsid="0005888f" officeooo:paragraph-rsid="0005888f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libri" fo:font-size="14pt" fo:font-weight="bold" officeooo:rsid="0009c0d4" officeooo:paragraph-rsid="0009c0d4" style:font-weight-asian="bold" style:font-weight-complex="bold"/>
    </style:style>
    <style:style style:name="P6" style:family="paragraph" style:parent-style-name="Standard">
      <style:text-properties style:font-name="Calibri" fo:font-size="14pt" fo:font-weight="bold" officeooo:rsid="000b6a02" officeooo:paragraph-rsid="000b6a02" style:font-weight-asian="bold" style:font-weight-complex="bold"/>
    </style:style>
    <style:style style:name="P7" style:family="paragraph" style:parent-style-name="Standard">
      <style:text-properties style:font-name="Calibri" fo:font-weight="normal" officeooo:rsid="0005888f" officeooo:paragraph-rsid="0005888f" style:font-weight-asian="normal" style:font-weight-complex="normal"/>
    </style:style>
    <style:style style:name="P8" style:family="paragraph" style:parent-style-name="Standard">
      <style:text-properties style:font-name="Calibri" fo:font-weight="normal" officeooo:rsid="000618cc" officeooo:paragraph-rsid="000618cc" style:font-weight-asian="normal" style:font-weight-complex="normal"/>
    </style:style>
    <style:style style:name="P9" style:family="paragraph" style:parent-style-name="Standard">
      <style:text-properties style:font-name="Calibri" fo:font-size="12pt" fo:font-weight="normal" officeooo:rsid="000618cc" officeooo:paragraph-rsid="000618cc" style:font-weight-asian="normal" style:font-weight-complex="normal"/>
    </style:style>
    <style:style style:name="P10" style:family="paragraph" style:parent-style-name="Standard">
      <style:text-properties style:font-name="Calibri" fo:font-size="12pt" fo:font-weight="normal" officeooo:rsid="000b6a02" officeooo:paragraph-rsid="000b6a02" style:font-weight-asian="normal" style:font-weight-complex="normal"/>
    </style:style>
    <style:style style:name="P11" style:family="paragraph" style:parent-style-name="Standard">
      <style:text-properties style:font-name="Calibri" fo:font-size="12pt" fo:font-weight="normal" officeooo:rsid="000cd40e" officeooo:paragraph-rsid="000cd40e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20pt" fo:font-weight="bold" officeooo:rsid="0007a50a" officeooo:paragraph-rsid="0007a50a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libri" officeooo:paragraph-rsid="0003ef89"/>
    </style:style>
    <style:style style:name="P14" style:family="paragraph" style:parent-style-name="Standard">
      <style:text-properties fo:color="#c9211e" style:font-name="Calibri" fo:font-size="14pt" fo:font-weight="bold" officeooo:rsid="0009c0d4" officeooo:paragraph-rsid="0009c0d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20pt" fo:font-weight="bold" officeooo:rsid="001026fe" officeooo:paragraph-rsid="001026fe" style:font-size-asian="14pt" style:font-weight-asian="bold" style:font-size-complex="14pt" style:font-weight-complex="bold"/>
    </style:style>
    <style:style style:name="T1" style:family="text">
      <style:text-properties officeooo:rsid="001c41f7"/>
    </style:style>
    <style:style style:name="T2" style:family="text">
      <style:text-properties officeooo:rsid="001e4761"/>
    </style:style>
    <style:style style:name="T3" style:family="text">
      <style:text-properties officeooo:rsid="000778b0"/>
    </style:style>
    <style:style style:name="T4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oapbox Hero</text:p>
      <text:p text:style-name="P12"/>
      <text:p text:style-name="P2"><text:span text:style-name="T1">Game Identity / </text:span>Mantra: </text:p>
      <text:p text:style-name="P1">A one sentence description of the game that will be used to make design decisions.</text:p>
      <text:p text:style-name="P13"/>
      <text:p text:style-name="P3"><text:span text:style-name="T2">D</text:span>esign Pillars:</text:p>
      <text:p text:style-name="P7">Up to 3 words or phrases that convey the feeling or emotion the player should experience.</text:p>
      <text:p text:style-name="P7"/>
      <text:p text:style-name="P4">Genre / Story / Mechanics Summary:</text:p>
      <text:p text:style-name="P7">List what the game is from a game play and/or story perspective</text:p>
      <text:p text:style-name="P7"/>
      <text:p text:style-name="P4">Features:</text:p>
      <text:p text:style-name="P7">List the cool features and unique elements that you want to include in the game</text:p>
      <text:p text:style-name="P7"/>
      <text:p text:style-name="P4">Interface:</text:p>
      <text:p text:style-name="P7">List the player input method, the controls, and how the player will interact with your game.</text:p>
      <text:p text:style-name="P7"/>
      <text:p text:style-name="P4">Art Style:</text:p>
      <text:p text:style-name="P7">Describe your desired art style and provide references to images and games that have a similar style to what you want to achieve.</text:p>
      <text:p text:style-name="P7"/>
      <text:p text:style-name="P4">Music / Sound:</text:p>
      <text:p text:style-name="P8">Describe the music you want to use and provide references similar to the style you are trying to achieve. List the emotional response<text:span text:style-name="T3">s</text:span> that you want the player to have.</text:p>
      <text:p text:style-name="P9"/>
      <text:p text:style-name="P5">Milestones:</text:p>
      <text:p text:style-name="P10">List specific milestones for your game and when they should be completed.</text:p>
      <text:p text:style-name="P5"/>
      <text:p text:style-name="P6">Platform: Steam/Google Play/iOS/Web:</text:p>
      <text:p text:style-name="P11">List all platforms that you plan to release your game on.</text:p>
      <text:p text:style-name="P6"/>
      <text:p text:style-name="P6">Target Audience:</text:p>
      <text:p text:style-name="P11">Describe your target audience age/gender/interests.</text:p>
      <text:p text:style-name="P6"><text:tab/></text:p>
      <text:p text:style-name="P14">Launch Day: <text:span text:style-name="T4">XX/XX/XX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3T16:32:53.903000000</meta:creation-date>
    <meta:generator>LibreOffice/6.4.3.2$Windows_X86_64 LibreOffice_project/747b5d0ebf89f41c860ec2a39efd7cb15b54f2d8</meta:generator>
    <dc:date>2021-07-29T18:27:52.639000000</dc:date>
    <meta:editing-duration>PT2H45M12S</meta:editing-duration>
    <meta:editing-cycles>12</meta:editing-cycles>
    <meta:document-statistic meta:table-count="0" meta:image-count="0" meta:object-count="0" meta:page-count="1" meta:paragraph-count="23" meta:word-count="185" meta:character-count="1095" meta:non-whitespace-character-count="930"/>
  </office:meta>
</office:document-meta>
</file>